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55a2"/>
    </style:style>
    <style:style style:name="P2" style:family="paragraph" style:parent-style-name="Standard">
      <style:text-properties style:text-underline-style="solid" style:text-underline-width="auto" style:text-underline-color="font-color" officeooo:rsid="001e55a2" officeooo:paragraph-rsid="001e55a2"/>
    </style:style>
    <style:style style:name="P3" style:family="paragraph" style:parent-style-name="Standard">
      <style:text-properties style:text-underline-style="none" officeooo:rsid="001e55a2" officeooo:paragraph-rsid="001e55a2"/>
    </style:style>
    <style:style style:name="P4" style:family="paragraph" style:parent-style-name="Standard">
      <style:text-properties style:text-underline-style="none" officeooo:rsid="001fd622" officeooo:paragraph-rsid="001fd622"/>
    </style:style>
    <style:style style:name="P5" style:family="paragraph" style:parent-style-name="Standard">
      <style:text-properties style:text-underline-style="none" officeooo:rsid="00212c12" officeooo:paragraph-rsid="00212c12"/>
    </style:style>
    <style:style style:name="P6" style:family="paragraph" style:parent-style-name="Standard">
      <style:text-properties style:text-underline-style="none" officeooo:rsid="00212c12" officeooo:paragraph-rsid="002186b9"/>
    </style:style>
    <style:style style:name="P7" style:family="paragraph" style:parent-style-name="Standard">
      <style:paragraph-properties style:writing-mode="lr-tb"/>
      <style:text-properties style:text-underline-style="none" officeooo:rsid="00212c12" officeooo:paragraph-rsid="00212c1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d62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86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Operator Precedence</text:p>
      <text:p text:style-name="P3"/>
      <text:p text:style-name="P4">Level 1<text:tab/>Unary<text:tab/><text:tab/><text:tab/><text:tab/>+, -</text:p>
      <text:p text:style-name="P2"><text:span text:style-name="T1">Level </text:span><text:span text:style-name="T2">2</text:span><text:span text:style-name="T1"><text:tab/>Exponential<text:tab/><text:tab/><text:tab/>^</text:span></text:p>
      <text:p text:style-name="P2"><text:span text:style-name="T1">Level </text:span><text:span text:style-name="T2">3</text:span><text:span text:style-name="T1"><text:tab/>Multiplicative<text:tab/><text:tab/><text:tab/>*, /</text:span></text:p>
      <text:p text:style-name="P2"><text:span text:style-name="T1">Level </text:span><text:span text:style-name="T2">4</text:span><text:span text:style-name="T1"><text:tab/>Additive<text:tab/><text:tab/><text:tab/>+, -</text:span></text:p>
      <text:p text:style-name="P3"/>
      <text:p text:style-name="P3"/>
      <text:p text:style-name="P2">Grammar</text:p>
      <text:p text:style-name="P3"/>
      <text:p text:style-name="P5">&lt;Expression_L4&gt;<text:tab/><text:tab/>::=<text:tab/>&lt;Expression_L4&gt; + &lt;Expression_L3&gt;</text:p>
      <text:p text:style-name="P5"><text:tab/><text:tab/><text:tab/><text:tab/>|<text:tab/>&lt;Expression_L4&gt; - &lt;Expression_L3&gt;</text:p>
      <text:p text:style-name="P5"><text:tab/><text:tab/><text:tab/><text:tab/>|<text:tab/>&lt;Expression_L3&gt;</text:p>
      <text:p text:style-name="P5"/>
      <text:p text:style-name="P5">&lt;Expression_L3&gt;<text:tab/><text:tab/>::=<text:tab/>&lt;Expression_L3&gt; * &lt;Expression_L2&gt;</text:p>
      <text:p text:style-name="P5"><text:tab/><text:tab/><text:tab/><text:tab/>|<text:tab/>&lt;Expression_L3&gt; / &lt;Expression_L2&gt;</text:p>
      <text:p text:style-name="P5"><text:tab/><text:tab/><text:tab/><text:tab/>|<text:tab/>&lt;Expression_L2&gt;</text:p>
      <text:p text:style-name="P5"/>
      <text:p text:style-name="P5">&lt;Expression_L2&gt;<text:tab/><text:tab/>::=<text:tab/>&lt;Expression_L2&gt;^&lt;Expression_L1&gt;</text:p>
      <text:p text:style-name="P7"><text:tab/><text:tab/><text:tab/><text:tab/>|<text:tab/>&lt;Expression_L1&gt;</text:p>
      <text:p text:style-name="P5"/>
      <text:p text:style-name="P6">&lt;Expression_L<text:span text:style-name="T4">1</text:span>&gt;<text:tab/><text:tab/>::=<text:tab/>+ &lt;Expression_L<text:span text:style-name="T4">0</text:span>&gt;</text:p>
      <text:p text:style-name="P6"><text:tab/><text:tab/><text:tab/><text:tab/>|<text:tab/>- &lt;Expression_L<text:span text:style-name="T4">0</text:span>&gt;</text:p>
      <text:p text:style-name="P6"><text:tab/><text:tab/><text:tab/><text:tab/>|<text:tab/>&lt;Expression_L<text:span text:style-name="T4">0</text:span>&gt;</text:p>
      <text:p text:style-name="P5"/>
      <text:p text:style-name="P6">&lt;Expression_L<text:span text:style-name="T4">0</text:span>&gt;<text:tab/><text:tab/>:==<text:tab/>TokenInteger</text:p>
      <text:p text:style-name="P5"><text:tab/><text:tab/><text:tab/><text:tab/>|<text:tab/>TokenReal</text:p>
      <text:p text:style-name="P5"><text:tab/><text:tab/><text:tab/><text:tab/>|<text:tab/>TokenLabel</text:p>
      <text:p text:style-name="P5"><text:tab/><text:tab/><text:tab/><text:tab/>|<text:tab/>( &lt;Expression_L4&gt;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9:36:38.766175495</meta:creation-date>
    <dc:date>2017-09-06T05:50:47.193370552</dc:date>
    <meta:editing-duration>PT5M37S</meta:editing-duration>
    <meta:editing-cycles>2</meta:editing-cycles>
    <meta:generator>LibreOffice/5.3.3.2$Linux_X86_64 LibreOffice_project/30m0$Build-2</meta:generator>
    <meta:document-statistic meta:table-count="0" meta:image-count="0" meta:object-count="0" meta:page-count="1" meta:paragraph-count="21" meta:word-count="69" meta:character-count="594" meta:non-whitespace-character-count="492"/>
  </office:meta>
</office:document-meta>
</file>